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in"/>
    </style:style>
    <style:style style:name="Table3.B" style:family="table-column">
      <style:table-column-properties style:column-width="2.5in"/>
    </style:style>
    <style:style style:name="Table3.C" style:family="table-column">
      <style:table-column-properties style:column-width="1.4271in"/>
    </style:style>
    <style:style style:name="Table3.A1" style:family="table-cell">
      <style:table-cell-properties fo:background-color="#2a60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2a60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687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75in"/>
    </style:style>
    <style:style style:name="Table1.I" style:family="table-column">
      <style:table-column-properties style:column-width="0.6771in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style:vertical-align="middle" fo:background-color="#000000" fo:padding="0.0382in" fo:border="0.05pt solid #000000">
        <style:background-image/>
      </style:table-cell-properties>
    </style:style>
    <style:style style:name="Table1.2" style:family="table-row">
      <style:table-row-properties style:row-height="0.25in"/>
    </style:style>
    <style:style style:name="Table1.A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6875in"/>
    </style:style>
    <style:style style:name="Table4.B" style:family="table-column">
      <style:table-column-properties style:column-width="2.375in"/>
    </style:style>
    <style:style style:name="Table4.C" style:family="table-column">
      <style:table-column-properties style:column-width="1.8646in"/>
    </style:style>
    <style:style style:name="Table4.A1" style:family="table-cell">
      <style:table-cell-properties fo:background-color="#2a60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2a6099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rsid="001d5ba0" officeooo:paragraph-rsid="001d5ba0"/>
    </style:style>
    <style:style style:name="P2" style:family="paragraph" style:parent-style-name="Standard">
      <style:text-properties style:font-name="Times New Roman" fo:font-weight="bold" officeooo:rsid="004724c5" officeooo:paragraph-rsid="004724c5" style:font-weight-asian="bold" style:font-weight-complex="bold"/>
    </style:style>
    <style:style style:name="P3" style:family="paragraph" style:parent-style-name="Standard">
      <style:paragraph-properties fo:line-height="200%"/>
      <style:text-properties style:font-name="Times New Roman" officeooo:paragraph-rsid="00409a6b"/>
    </style:style>
    <style:style style:name="P4" style:family="paragraph" style:parent-style-name="Standard">
      <style:paragraph-properties fo:line-height="200%"/>
      <style:text-properties style:font-name="Times New Roman" officeooo:paragraph-rsid="0050be24"/>
    </style:style>
    <style:style style:name="P5" style:family="paragraph" style:parent-style-name="Standard">
      <style:paragraph-properties fo:line-height="200%"/>
      <style:text-properties style:font-name="Times New Roman" fo:font-size="10pt" officeooo:paragraph-rsid="004724c5" style:font-size-asian="10pt" style:font-size-complex="10pt"/>
    </style:style>
    <style:style style:name="P6" style:family="paragraph" style:parent-style-name="Standard">
      <style:paragraph-properties fo:line-height="200%"/>
      <style:text-properties officeooo:paragraph-rsid="00409a6b"/>
    </style:style>
    <style:style style:name="P7" style:family="paragraph" style:parent-style-name="Standard">
      <style:paragraph-properties fo:line-height="200%"/>
      <style:text-properties officeooo:paragraph-rsid="004724c5"/>
    </style:style>
    <style:style style:name="P8" style:family="paragraph" style:parent-style-name="Table_20_Contents">
      <style:text-properties fo:color="#ffffff"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Times New Roman" fo:font-size="10pt" fo:font-weight="bold" officeooo:rsid="0020c7ba" officeooo:paragraph-rsid="0020c7b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Times New Roman" fo:font-size="10pt" fo:font-weight="bold" officeooo:rsid="001f3574" officeooo:paragraph-rsid="001f3574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Times New Roman" fo:font-size="10pt" fo:font-weight="bold" officeooo:rsid="00202605" officeooo:paragraph-rsid="00202605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Times New Roman" fo:font-size="10pt" fo:font-weight="bold" officeooo:rsid="002308b6" officeooo:paragraph-rsid="002308b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style:font-name="Times New Roman" fo:font-weight="bold" officeooo:rsid="004e8a41" officeooo:paragraph-rsid="004e8a41" style:font-weight-asian="bold" style:font-weight-complex="bold"/>
    </style:style>
    <style:style style:name="P14" style:family="paragraph" style:parent-style-name="Table_20_Contents">
      <style:text-properties style:font-name="Times New Roman" fo:font-size="10pt" fo:font-weight="bold" officeooo:rsid="0022089d" officeooo:paragraph-rsid="0022089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Times New Roman" fo:font-size="10pt" fo:font-weight="bold" officeooo:rsid="002308b6" officeooo:paragraph-rsid="002308b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size="10pt" officeooo:rsid="001f3574" officeooo:paragraph-rsid="001f3574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officeooo:rsid="00224793" officeooo:paragraph-rsid="0022479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0pt" officeooo:rsid="002308b6" officeooo:paragraph-rsid="002308b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officeooo:rsid="0022089d" officeooo:paragraph-rsid="0022089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officeooo:rsid="00225856" officeooo:paragraph-rsid="0022585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0pt" officeooo:rsid="0024d2ec" officeooo:paragraph-rsid="0024d2ec" style:font-size-asian="10pt" style:font-size-complex="10pt"/>
    </style:style>
    <style:style style:name="P22" style:family="paragraph" style:parent-style-name="Table_20_Contents">
      <style:text-properties style:font-name="Times New Roman" officeooo:rsid="0022089d" officeooo:paragraph-rsid="0022089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1pt" officeooo:rsid="00413018" officeooo:paragraph-rsid="00413018" style:font-size-asian="11pt" style:font-size-complex="11pt"/>
    </style:style>
    <style:style style:name="P24" style:family="paragraph" style:parent-style-name="Table_20_Contents">
      <style:text-properties style:font-name="Times New Roman" officeooo:paragraph-rsid="004e8a41"/>
    </style:style>
    <style:style style:name="P25" style:family="paragraph" style:parent-style-name="Table_20_Contents">
      <style:text-properties style:font-name="Times New Roman" officeooo:rsid="004e8a41" officeooo:paragraph-rsid="004e8a41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4e8a41" officeooo:paragraph-rsid="004e8a41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8" style:family="paragraph" style:parent-style-name="Table_20_Contents">
      <style:text-properties style:font-name="Times New Roman" officeooo:paragraph-rsid="005029f3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5029f3" officeooo:paragraph-rsid="005029f3"/>
    </style:style>
    <style:style style:name="P30" style:family="paragraph" style:parent-style-name="Standard">
      <style:paragraph-properties fo:line-height="200%"/>
      <style:text-properties style:font-name="Times New Roman" fo:font-weight="bold" officeooo:rsid="001d5ba0" officeooo:paragraph-rsid="006ed6f4" style:font-weight-asian="bold" style:font-weight-complex="bold"/>
    </style:style>
    <style:style style:name="P31" style:family="paragraph" style:parent-style-name="Standard">
      <style:paragraph-properties fo:line-height="200%"/>
      <style:text-properties style:font-name="Times New Roman" fo:font-weight="bold" officeooo:rsid="004724c5" officeooo:paragraph-rsid="004724c5" style:font-weight-asian="bold" style:font-weight-complex="bold"/>
    </style:style>
    <style:style style:name="P32" style:family="paragraph" style:parent-style-name="Standard">
      <style:paragraph-properties fo:line-height="200%"/>
      <style:text-properties style:font-name="Times New Roman" fo:font-weight="bold" officeooo:rsid="004724c5" officeooo:paragraph-rsid="006acde8" style:font-weight-asian="bold" style:font-weight-complex="bold"/>
    </style:style>
    <style:style style:name="P33" style:family="paragraph" style:parent-style-name="Standard">
      <style:paragraph-properties fo:line-height="200%"/>
      <style:text-properties style:font-name="Times New Roman" fo:font-weight="bold" officeooo:rsid="004724c5" officeooo:paragraph-rsid="006ed6f4" style:font-weight-asian="bold" style:font-weight-complex="bold"/>
    </style:style>
    <style:style style:name="P34" style:family="paragraph" style:parent-style-name="Standard">
      <style:text-properties style:font-name="Times New Roman" fo:font-weight="bold" officeooo:rsid="004724c5" officeooo:paragraph-rsid="001d5ba0" style:font-weight-asian="bold" style:font-weight-complex="bold"/>
    </style:style>
    <style:style style:name="P35" style:family="paragraph" style:parent-style-name="Standard">
      <style:text-properties style:font-name="Times New Roman" fo:font-weight="bold" officeooo:rsid="004724c5" officeooo:paragraph-rsid="004724c5" style:font-weight-asian="bold" style:font-weight-complex="bold"/>
    </style:style>
    <style:style style:name="P36" style:family="paragraph" style:parent-style-name="Standard">
      <style:paragraph-properties fo:line-height="200%"/>
      <style:text-properties style:font-name="Times New Roman" fo:font-weight="bold" officeooo:rsid="0050be24" officeooo:paragraph-rsid="006ed6f4" style:font-weight-asian="bold" style:font-weight-complex="bold"/>
    </style:style>
    <style:style style:name="P37" style:family="paragraph" style:parent-style-name="Standard">
      <style:text-properties style:font-name="Times New Roman" fo:font-weight="bold" officeooo:rsid="006ed6f4" officeooo:paragraph-rsid="006ed6f4" style:font-weight-asian="bold" style:font-weight-complex="bold"/>
    </style:style>
    <style:style style:name="P38" style:family="paragraph" style:parent-style-name="Standard">
      <style:text-properties style:font-name="Times New Roman" officeooo:paragraph-rsid="001d5ba0"/>
    </style:style>
    <style:style style:name="P39" style:family="paragraph" style:parent-style-name="Standard">
      <style:text-properties style:font-name="Times New Roman" officeooo:rsid="001d5ba0" officeooo:paragraph-rsid="001d5ba0"/>
    </style:style>
    <style:style style:name="P40" style:family="paragraph" style:parent-style-name="Standard">
      <style:text-properties style:font-name="Times New Roman" officeooo:rsid="001d5ba0" officeooo:paragraph-rsid="004724c5"/>
    </style:style>
    <style:style style:name="P41" style:family="paragraph" style:parent-style-name="Standard">
      <style:text-properties style:font-name="Times New Roman" officeooo:rsid="001d5ba0" officeooo:paragraph-rsid="00224793"/>
    </style:style>
    <style:style style:name="P42" style:family="paragraph" style:parent-style-name="Standard">
      <style:paragraph-properties fo:line-height="200%"/>
      <style:text-properties style:font-name="Times New Roman" officeooo:paragraph-rsid="006ed6f4"/>
    </style:style>
    <style:style style:name="P43" style:family="paragraph" style:parent-style-name="Standard">
      <style:paragraph-properties fo:line-height="200%"/>
      <style:text-properties style:font-name="Times New Roman" officeooo:paragraph-rsid="00409a6b"/>
    </style:style>
    <style:style style:name="P44" style:family="paragraph" style:parent-style-name="Standard">
      <style:paragraph-properties fo:text-align="center" style:justify-single-word="false"/>
      <style:text-properties style:font-name="Times New Roman" officeooo:paragraph-rsid="001d5ba0"/>
    </style:style>
    <style:style style:name="P45" style:family="paragraph" style:parent-style-name="Standard">
      <style:paragraph-properties fo:text-align="center" style:justify-single-word="false"/>
      <style:text-properties style:font-name="Times New Roman" officeooo:rsid="00770bd7" officeooo:paragraph-rsid="00770bd7"/>
    </style:style>
    <style:style style:name="P46" style:family="paragraph" style:parent-style-name="Standard">
      <style:text-properties style:font-name="Times New Roman" fo:font-size="14pt" officeooo:paragraph-rsid="001d5ba0" style:font-size-asian="14pt" style:font-size-complex="14pt"/>
    </style:style>
    <style:style style:name="P47" style:family="paragraph" style:parent-style-name="Standard">
      <style:paragraph-properties fo:line-height="115%" fo:text-align="center" style:justify-single-word="false"/>
      <style:text-properties style:font-name="Times New Roman" fo:font-size="14pt" officeooo:rsid="00770bd7" officeooo:paragraph-rsid="00770bd7" style:font-size-asian="14pt" style:font-size-complex="14pt"/>
    </style:style>
    <style:style style:name="P48" style:family="paragraph" style:parent-style-name="Standard">
      <style:paragraph-properties fo:line-height="200%" fo:text-align="center" style:justify-single-word="false"/>
      <style:text-properties style:font-name="Times New Roman" fo:font-size="14pt" officeooo:paragraph-rsid="001d5ba0" style:font-size-asian="14pt" style:font-size-complex="14pt"/>
    </style:style>
    <style:style style:name="P49" style:family="paragraph" style:parent-style-name="Standard">
      <style:paragraph-properties fo:line-height="115%" fo:text-align="center" style:justify-single-word="false"/>
      <style:text-properties style:font-name="Times New Roman" fo:font-size="14pt" fo:font-weight="normal" officeooo:rsid="00770bd7" officeooo:paragraph-rsid="00770bd7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200%" fo:text-align="center" style:justify-single-word="false"/>
      <style:text-properties style:font-name="Times New Roman" fo:font-size="14pt" fo:font-weight="normal" officeooo:paragraph-rsid="001d5ba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200%"/>
      <style:text-properties officeooo:paragraph-rsid="002df6ad"/>
    </style:style>
    <style:style style:name="P52" style:family="paragraph" style:parent-style-name="Standard">
      <style:paragraph-properties fo:line-height="200%"/>
      <style:text-properties officeooo:paragraph-rsid="0060f37b"/>
    </style:style>
    <style:style style:name="P53" style:family="paragraph" style:parent-style-name="Standard">
      <style:paragraph-properties fo:line-height="200%"/>
      <style:text-properties officeooo:paragraph-rsid="003697e6"/>
    </style:style>
    <style:style style:name="P54" style:family="paragraph" style:parent-style-name="Standard">
      <style:paragraph-properties fo:line-height="200%"/>
      <style:text-properties officeooo:paragraph-rsid="006acd7b"/>
    </style:style>
    <style:style style:name="P55" style:family="paragraph" style:parent-style-name="Standard">
      <style:paragraph-properties fo:line-height="200%"/>
      <style:text-properties officeooo:paragraph-rsid="006d647d"/>
    </style:style>
    <style:style style:name="P56" style:family="paragraph" style:parent-style-name="Standard">
      <style:paragraph-properties fo:line-height="200%"/>
      <style:text-properties officeooo:paragraph-rsid="006e5e1a"/>
    </style:style>
    <style:style style:name="P57" style:family="paragraph" style:parent-style-name="Standard">
      <style:paragraph-properties fo:line-height="200%"/>
      <style:text-properties officeooo:rsid="006ed6f4" officeooo:paragraph-rsid="006ed6f4"/>
    </style:style>
    <style:style style:name="P58" style:family="paragraph" style:parent-style-name="Standard">
      <style:paragraph-properties fo:line-height="200%"/>
      <style:text-properties officeooo:rsid="004724c5" officeooo:paragraph-rsid="006ed6f4"/>
    </style:style>
    <style:style style:name="P59" style:family="paragraph" style:parent-style-name="Standard">
      <style:text-properties officeooo:paragraph-rsid="006ed6f4"/>
    </style:style>
    <style:style style:name="P60" style:family="paragraph" style:parent-style-name="Standard">
      <style:paragraph-properties fo:line-height="200%"/>
      <style:text-properties officeooo:rsid="0075eb6b" officeooo:paragraph-rsid="0075eb6b"/>
    </style:style>
    <style:style style:name="P61" style:family="paragraph" style:parent-style-name="Standard">
      <style:paragraph-properties fo:line-height="100%"/>
      <style:text-properties fo:font-weight="normal" officeooo:rsid="00770bd7" officeooo:paragraph-rsid="00770bd7" style:font-weight-asian="normal" style:font-weight-complex="normal"/>
    </style:style>
    <style:style style:name="P62" style:family="paragraph" style:parent-style-name="Standard">
      <style:paragraph-properties fo:line-height="100%"/>
      <style:text-properties fo:font-weight="normal" officeooo:rsid="007a421f" officeooo:paragraph-rsid="007a421f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ffffff" style:font-name="Times New Roman" fo:font-weight="bold" officeooo:rsid="004e8a41" officeooo:paragraph-rsid="004e8a41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ffffff" style:font-name="Times New Roman" fo:font-weight="bold" officeooo:rsid="004e8a41" officeooo:paragraph-rsid="006ed6f4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ffffff" style:font-name="Times New Roman" fo:font-weight="bold" officeooo:rsid="0050be24" officeooo:paragraph-rsid="006ed6f4" style:font-weight-asian="bold" style:font-weight-complex="bold"/>
    </style:style>
    <style:style style:name="P66" style:family="paragraph" style:parent-style-name="Table_20_Contents">
      <style:text-properties style:font-name="Times New Roman" officeooo:rsid="004e8a41" officeooo:paragraph-rsid="004e8a41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1pt" officeooo:rsid="006acde8" officeooo:paragraph-rsid="006acde8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weight="bold" officeooo:rsid="0050be24" officeooo:paragraph-rsid="006ed6f4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officeooo:rsid="0050be24" officeooo:paragraph-rsid="006ed6f4"/>
    </style:style>
    <style:style style:name="T1" style:family="text">
      <style:text-properties officeooo:rsid="0020c7ba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22089d" style:font-size-asian="10pt" style:font-weight-asian="bold" style:font-size-complex="10pt" style:font-weight-complex="bold"/>
    </style:style>
    <style:style style:name="T4" style:family="text">
      <style:text-properties officeooo:rsid="0024d2ec"/>
    </style:style>
    <style:style style:name="T5" style:family="text">
      <style:text-properties officeooo:rsid="00263e18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413018"/>
    </style:style>
    <style:style style:name="T8" style:family="text">
      <style:text-properties style:font-name="Times New Roman" officeooo:rsid="00425613"/>
    </style:style>
    <style:style style:name="T9" style:family="text">
      <style:text-properties style:font-name="Times New Roman" officeooo:rsid="00444d4e"/>
    </style:style>
    <style:style style:name="T10" style:family="text">
      <style:text-properties style:font-name="Times New Roman" officeooo:rsid="00447d10"/>
    </style:style>
    <style:style style:name="T11" style:family="text">
      <style:text-properties style:font-name="Times New Roman" officeooo:rsid="00455445"/>
    </style:style>
    <style:style style:name="T12" style:family="text">
      <style:text-properties style:font-name="Times New Roman" officeooo:rsid="0049fc77"/>
    </style:style>
    <style:style style:name="T13" style:family="text">
      <style:text-properties style:font-name="Times New Roman" officeooo:rsid="004bc1e5"/>
    </style:style>
    <style:style style:name="T14" style:family="text">
      <style:text-properties style:font-name="Times New Roman" officeooo:rsid="004ce305"/>
    </style:style>
    <style:style style:name="T15" style:family="text">
      <style:text-properties style:font-name="Times New Roman" officeooo:rsid="004e8a41"/>
    </style:style>
    <style:style style:name="T16" style:family="text">
      <style:text-properties style:font-name="Times New Roman" officeooo:rsid="005489c2"/>
    </style:style>
    <style:style style:name="T17" style:family="text">
      <style:text-properties style:font-name="Times New Roman" officeooo:rsid="0028f3ea"/>
    </style:style>
    <style:style style:name="T18" style:family="text">
      <style:text-properties style:font-name="Times New Roman" officeooo:rsid="005d5a96"/>
    </style:style>
    <style:style style:name="T19" style:family="text">
      <style:text-properties style:font-name="Times New Roman" officeooo:rsid="005c4b7a"/>
    </style:style>
    <style:style style:name="T20" style:family="text">
      <style:text-properties style:font-name="Times New Roman" officeooo:rsid="002922eb"/>
    </style:style>
    <style:style style:name="T21" style:family="text">
      <style:text-properties style:font-name="Times New Roman" officeooo:rsid="002a4d5a"/>
    </style:style>
    <style:style style:name="T22" style:family="text">
      <style:text-properties style:font-name="Times New Roman" officeooo:rsid="002a2c26"/>
    </style:style>
    <style:style style:name="T23" style:family="text">
      <style:text-properties style:font-name="Times New Roman" officeooo:rsid="002a61da"/>
    </style:style>
    <style:style style:name="T24" style:family="text">
      <style:text-properties style:font-name="Times New Roman" officeooo:rsid="002aff83"/>
    </style:style>
    <style:style style:name="T25" style:family="text">
      <style:text-properties style:font-name="Times New Roman" fo:font-weight="normal" officeooo:rsid="002c8dec" style:font-weight-asian="normal" style:font-weight-complex="normal"/>
    </style:style>
    <style:style style:name="T26" style:family="text">
      <style:text-properties style:font-name="Times New Roman" fo:font-weight="normal" officeooo:rsid="002cea3e" style:font-weight-asian="normal" style:font-weight-complex="normal"/>
    </style:style>
    <style:style style:name="T27" style:family="text">
      <style:text-properties style:font-name="Times New Roman" fo:font-weight="normal" officeooo:rsid="002d0778" style:font-weight-asian="normal" style:font-weight-complex="normal"/>
    </style:style>
    <style:style style:name="T28" style:family="text">
      <style:text-properties style:font-name="Times New Roman" fo:font-weight="normal" officeooo:rsid="002d9a08" style:font-weight-asian="normal" style:font-weight-complex="normal"/>
    </style:style>
    <style:style style:name="T29" style:family="text">
      <style:text-properties style:font-name="Times New Roman" fo:font-weight="normal" officeooo:rsid="002df6ad" style:font-weight-asian="normal" style:font-weight-complex="normal"/>
    </style:style>
    <style:style style:name="T30" style:family="text">
      <style:text-properties style:font-name="Times New Roman" fo:font-weight="normal" officeooo:rsid="00604351" style:font-weight-asian="normal" style:font-weight-complex="normal"/>
    </style:style>
    <style:style style:name="T31" style:family="text">
      <style:text-properties style:font-name="Times New Roman" fo:font-weight="normal" officeooo:rsid="00626d70" style:font-weight-asian="normal" style:font-weight-complex="normal"/>
    </style:style>
    <style:style style:name="T32" style:family="text">
      <style:text-properties style:font-name="Times New Roman" fo:font-weight="normal" officeooo:rsid="00639d9c" style:font-weight-asian="normal" style:font-weight-complex="normal"/>
    </style:style>
    <style:style style:name="T33" style:family="text">
      <style:text-properties style:font-name="Times New Roman" fo:font-weight="normal" officeooo:rsid="002fb6cd" style:font-weight-asian="normal" style:font-weight-complex="normal"/>
    </style:style>
    <style:style style:name="T34" style:family="text">
      <style:text-properties style:font-name="Times New Roman" fo:font-weight="normal" officeooo:rsid="00333a57" style:font-weight-asian="normal" style:font-weight-complex="normal"/>
    </style:style>
    <style:style style:name="T35" style:family="text">
      <style:text-properties style:font-name="Times New Roman" fo:font-weight="normal" officeooo:rsid="006419ce" style:font-weight-asian="normal" style:font-weight-complex="normal"/>
    </style:style>
    <style:style style:name="T36" style:family="text">
      <style:text-properties style:font-name="Times New Roman" fo:font-weight="normal" officeooo:rsid="00315e44" style:font-weight-asian="normal" style:font-weight-complex="normal"/>
    </style:style>
    <style:style style:name="T37" style:family="text">
      <style:text-properties style:font-name="Times New Roman" fo:font-weight="normal" officeooo:rsid="0034482a" style:font-weight-asian="normal" style:font-weight-complex="normal"/>
    </style:style>
    <style:style style:name="T38" style:family="text">
      <style:text-properties style:font-name="Times New Roman" fo:font-weight="normal" officeooo:rsid="006d647d" style:font-weight-asian="normal" style:font-weight-complex="normal"/>
    </style:style>
    <style:style style:name="T39" style:family="text">
      <style:text-properties style:font-name="Times New Roman" fo:font-weight="normal" officeooo:rsid="00732143" style:font-weight-asian="normal" style:font-weight-complex="normal"/>
    </style:style>
    <style:style style:name="T40" style:family="text">
      <style:text-properties style:font-name="Times New Roman" officeooo:rsid="0060f37b"/>
    </style:style>
    <style:style style:name="T41" style:family="text">
      <style:text-properties style:font-name="Times New Roman" officeooo:rsid="00625433"/>
    </style:style>
    <style:style style:name="T42" style:family="text">
      <style:text-properties style:font-name="Times New Roman" officeooo:rsid="003697e6"/>
    </style:style>
    <style:style style:name="T43" style:family="text">
      <style:text-properties style:font-name="Times New Roman" officeooo:rsid="0039ff70"/>
    </style:style>
    <style:style style:name="T44" style:family="text">
      <style:text-properties style:font-name="Times New Roman" officeooo:rsid="00400f44"/>
    </style:style>
    <style:style style:name="T45" style:family="text">
      <style:text-properties style:font-name="Times New Roman" officeooo:rsid="00655f24"/>
    </style:style>
    <style:style style:name="T46" style:family="text">
      <style:text-properties style:font-name="Times New Roman" officeooo:rsid="003816b8"/>
    </style:style>
    <style:style style:name="T47" style:family="text">
      <style:text-properties style:font-name="Times New Roman" officeooo:rsid="003be45a"/>
    </style:style>
    <style:style style:name="T48" style:family="text">
      <style:text-properties style:font-name="Times New Roman" officeooo:rsid="00685ed0"/>
    </style:style>
    <style:style style:name="T49" style:family="text">
      <style:text-properties style:font-name="Times New Roman" officeooo:rsid="006cc0df"/>
    </style:style>
    <style:style style:name="T50" style:family="text">
      <style:text-properties style:font-name="Times New Roman" fo:font-weight="bold" style:font-weight-asian="bold" style:font-weight-complex="bold"/>
    </style:style>
    <style:style style:name="T51" style:family="text">
      <style:text-properties style:font-name="Times New Roman" fo:font-weight="bold" officeooo:rsid="001d5ba0" style:font-weight-asian="bold" style:font-weight-complex="bold"/>
    </style:style>
    <style:style style:name="T52" style:family="text">
      <style:text-properties style:font-name="Times New Roman" officeooo:rsid="006d647d"/>
    </style:style>
    <style:style style:name="T53" style:family="text">
      <style:text-properties style:font-name="Times New Roman" officeooo:rsid="007a421f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d5ba0" style:font-weight-asian="bold" style:font-weight-complex="bold"/>
    </style:style>
    <style:style style:name="T56" style:family="text">
      <style:text-properties officeooo:rsid="00409a6b"/>
    </style:style>
    <style:style style:name="T57" style:family="text">
      <style:text-properties officeooo:rsid="00413018"/>
    </style:style>
    <style:style style:name="T58" style:family="text">
      <style:text-properties officeooo:rsid="00455445"/>
    </style:style>
    <style:style style:name="T59" style:family="text">
      <style:text-properties officeooo:rsid="004e8a41"/>
    </style:style>
    <style:style style:name="T60" style:family="text">
      <style:text-properties fo:font-style="italic" officeooo:rsid="0057b082" style:font-style-asian="italic" style:font-style-complex="italic"/>
    </style:style>
    <style:style style:name="T61" style:family="text">
      <style:text-properties fo:font-style="italic" officeooo:rsid="00750eb3" style:font-style-asian="italic" style:font-style-complex="italic"/>
    </style:style>
    <style:style style:name="T62" style:family="text">
      <style:text-properties officeooo:rsid="00501dc8"/>
    </style:style>
    <style:style style:name="T63" style:family="text">
      <style:text-properties officeooo:rsid="005029f3"/>
    </style:style>
    <style:style style:name="T64" style:family="text">
      <style:text-properties officeooo:rsid="0050be24"/>
    </style:style>
    <style:style style:name="T65" style:family="text">
      <style:text-properties officeooo:rsid="00512f8b"/>
    </style:style>
    <style:style style:name="T66" style:family="text">
      <style:text-properties officeooo:rsid="0052e570"/>
    </style:style>
    <style:style style:name="T67" style:family="text">
      <style:text-properties officeooo:rsid="0057b082"/>
    </style:style>
    <style:style style:name="T68" style:family="text">
      <style:text-properties officeooo:rsid="0059957d"/>
    </style:style>
    <style:style style:name="T69" style:family="text">
      <style:text-properties style:text-position="super 58%" style:font-name="Times New Roman" officeooo:rsid="0060f37b"/>
    </style:style>
    <style:style style:name="T70" style:family="text">
      <style:text-properties officeooo:rsid="006608c9"/>
    </style:style>
    <style:style style:name="T71" style:family="text">
      <style:text-properties officeooo:rsid="00670d2f"/>
    </style:style>
    <style:style style:name="T72" style:family="text">
      <style:text-properties officeooo:rsid="006a2cc2"/>
    </style:style>
    <style:style style:name="T73" style:family="text">
      <style:text-properties officeooo:rsid="006acd7b"/>
    </style:style>
    <style:style style:name="T74" style:family="text">
      <style:text-properties officeooo:rsid="006e5e1a"/>
    </style:style>
    <style:style style:name="T75" style:family="text">
      <style:text-properties officeooo:rsid="0070d0b8"/>
    </style:style>
    <style:style style:name="T76" style:family="text">
      <style:text-properties officeooo:rsid="00750e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55"/></text:p>
      <text:p text:style-name="P38"><text:span text:style-name="T55"/></text:p>
      <text:p text:style-name="P38"><text:span text:style-name="T55"/></text:p>
      <text:p text:style-name="P38"><text:span text:style-name="T55"/></text:p>
      <text:p text:style-name="P38"><text:span text:style-name="T55"/></text:p>
      <text:p text:style-name="P38"><text:span text:style-name="T55"/></text:p>
      <text:p text:style-name="P38"><text:span text:style-name="T55"/></text:p>
      <text:p text:style-name="P38"><text:span text:style-name="T55"/></text:p>
      <text:p text:style-name="P38"><text:span text:style-name="T55"/></text:p>
      <text:p text:style-name="P38"><text:span text:style-name="T55"/></text:p>
      <text:p text:style-name="P38"><text:span text:style-name="T55"/></text:p>
      <text:p text:style-name="P46"><text:span text:style-name="T55"/></text:p>
      <text:p text:style-name="P47"><text:span text:style-name="T55">D</text:span><text:span text:style-name="T54">ocument Vectorization and Predictive Classification of Analytic Philosophy Texts</text:span></text:p>
      <text:p text:style-name="P47"><text:span text:style-name="T54"/></text:p>
      <text:p text:style-name="P49">An examination of Count Vectorization, TF-IDF, with Random Forests and Convolutional Neural Networks</text:p>
      <text:p text:style-name="P50"/>
      <text:p text:style-name="P48"><text:span text:style-name="T55"/></text:p>
      <text:p text:style-name="P48"><text:span text:style-name="T55"/></text:p>
      <text:p text:style-name="P48"><text:span text:style-name="T55"/></text:p>
      <text:p text:style-name="P48"><text:span text:style-name="T55"/></text:p>
      <text:p text:style-name="P48"><text:span text:style-name="T55"/></text:p>
      <text:p text:style-name="P48"><text:span text:style-name="T55"/></text:p>
      <text:p text:style-name="P45"><text:span text:style-name="T55">D</text:span><text:span text:style-name="T54">ave Lobue</text:span></text:p>
      <text:p text:style-name="P45"><text:span text:style-name="T54">Northwestern University</text:span></text:p>
      <text:p text:style-name="P45"><text:span text:style-name="T54">MDS 453: Natural Language Processing</text:span></text:p>
      <text:p text:style-name="P45"><text:span text:style-name="T54">October 20, 2020</text:span></text:p>
      <text:p text:style-name="P44"><text:span text:style-name="T55"/></text:p>
      <text:p text:style-name="P44"><text:span text:style-name="T55"/></text:p>
      <text:p text:style-name="P44"><text:span text:style-name="T55"/></text:p>
      <text:p text:style-name="P44"><text:span text:style-name="T55"/></text:p>
      <text:p text:style-name="P44"><text:span text:style-name="T55"/></text:p>
      <text:p text:style-name="P44"><text:span text:style-name="T55"/></text:p>
      <text:p text:style-name="P44"><text:span text:style-name="T55"/></text:p>
      <text:p text:style-name="P44"><text:span text:style-name="T55"/></text:p>
      <text:p text:style-name="P44"><text:span text:style-name="T55"/></text:p>
      <text:p text:style-name="P44"><text:span text:style-name="T55"/></text:p>
      <text:p text:style-name="P44"><text:span text:style-name="T55"/></text:p>
      <text:p text:style-name="P38"><text:soft-page-break/><text:span text:style-name="T55">Abstract</text:span></text:p>
      <text:p text:style-name="P1"/>
      <text:p text:style-name="P52"><text:span text:style-name="T17"><text:tab/>Document retrieval and classification </text:span><text:span text:style-name="T18">in natural language processing </text:span><text:span text:style-name="T17">has reached </text:span><text:span text:style-name="T19">ne</text:span><text:span text:style-name="T17">w level</text:span><text:span text:style-name="T19">s</text:span><text:span text:style-name="T17"> of sophistication due to advances in word quantification algorithms like TF-DF and word vectorization </text:span><text:span text:style-name="T19">(e.g., Doc2Vec, word2vec)</text:span><text:span text:style-name="T17">. <text:s/>The following research compares </text:span><text:span text:style-name="T20">two</text:span><text:span text:style-name="T17"> </text:span><text:span text:style-name="T20">popular</text:span><text:span text:style-name="T17"> approaches TF-IDF </text:span><text:span text:style-name="T20">and</text:span><text:span text:style-name="T17"> Doc2Vec </text:span><text:span text:style-name="T20">performance versus traditional expert based </text:span><text:span text:style-name="T19">document </text:span><text:span text:style-name="T21">categorization</text:span><text:span text:style-name="T20"> </text:span><text:span text:style-name="T21">on</text:span><text:span text:style-name="T20"> </text:span><text:span text:style-name="T22">machine learning classification tasks </text:span><text:span text:style-name="T21">using</text:span><text:span text:style-name="T22"> </text:span><text:span text:style-name="T20">a corpus of texts from the Stanford Encyclopedia of Philosophy. <text:s/>The </text:span><text:span text:style-name="T23">full </text:span><text:span text:style-name="T20">corpus includes texts focused on the philosophies of language, mathematics, logic, and mind, </text:span><text:span text:style-name="T40">which all are approached from the basis of</text:span><text:span text:style-name="T20"> </text:span><text:span text:style-name="T40">analytic philosophy (predominantly late 19</text:span><text:span text:style-name="T69">th</text:span><text:span text:style-name="T40">, early 20</text:span><text:span text:style-name="T69">th</text:span><text:span text:style-name="T40"> centuries). <text:s/></text:span><text:span text:style-name="T19">Given the narrow yet deep focus of th</text:span><text:span text:style-name="T49">ese</text:span><text:span text:style-name="T19"> texts, this project seeks to identify the best method of data pre-processing </text:span><text:span text:style-name="T41">to</text:span><text:span text:style-name="T19"> enable classification algorithms to achieve the highest F1 score </text:span><text:span text:style-name="T18">across six categories within this subject area</text:span><text:span text:style-name="T19">. <text:s/></text:span><text:span text:style-name="T40">Measurement of F1 scores was conducted using </text:span><text:span text:style-name="T23">predict</text:span><text:span text:style-name="T40">ions from</text:span><text:span text:style-name="T23"> random forest and Convolutional Neural Network (CNN) </text:span><text:span text:style-name="T24">approaches</text:span><text:span text:style-name="T23">.</text:span></text:p>
      <text:p text:style-name="P55"><text:span text:style-name="T51">Introduction<text:line-break/></text:span><text:span text:style-name="T25"><text:tab/>The purpose of this research is to identify the most effective approaches to text classification on a very abstruse, yet focused corpus. <text:s/>The analytic philosophies focusing on language, mind, logic, and mathematics are unique in their objectives but rely heavily on each other in formulating the basis of individual ideas and explanations. <text:s/>As a result, there is notable overlap between these </text:span><text:span text:style-name="T26">texts despite their being deep </text:span><text:span text:style-name="T27">subject-specific </text:span><text:span text:style-name="T26">informational content within sub field</text:span><text:span text:style-name="T31">s</text:span><text:span text:style-name="T26">. <text:s/></text:span><text:span text:style-name="T28">Finding the optimal approach to text classification for this focused corpus requires identification of key terms and the</text:span><text:span text:style-name="T29">ir</text:span><text:span text:style-name="T28"> combination that most closely aligns with </text:span><text:span text:style-name="T32">narrow</text:span><text:span text:style-name="T28"> </text:span><text:span text:style-name="T32">concepts</text:span><text:span text:style-name="T28">. <text:s/></text:span><text:span text:style-name="T30">In many cases, these philosophies are dependent on logical or mathematical based proofs to validate theories o</text:span><text:span text:style-name="T31">f</text:span><text:span text:style-name="T30"> mind, language, cognition, or knowledge. <text:s/></text:span><text:span text:style-name="T31">Making this task more challenging is </text:span><text:span text:style-name="T30">distinction</text:span><text:span text:style-name="T31">s</text:span><text:span text:style-name="T30"> between concepts such as ‘knowledge’, ‘mind’, ‘understanding’, </text:span><text:span text:style-name="T32">or </text:span><text:span text:style-name="T30">‘comprehension’ rel</text:span><text:span text:style-name="T31">y</text:span><text:span text:style-name="T30"> on </text:span><text:span text:style-name="T32">a</text:span><text:span text:style-name="T31"> broadly overlapping </text:span><text:span text:style-name="T30">base syntax </text:span><text:span text:style-name="T32">to</text:span><text:span text:style-name="T30"> </text:span><text:span text:style-name="T31">deduc</text:span><text:span text:style-name="T32">e</text:span><text:span text:style-name="T31"> </text:span><text:span text:style-name="T30">philosophical </text:span><text:span text:style-name="T31">arguments</text:span><text:span text:style-name="T30">. </text:span></text:p>
      <text:p text:style-name="P51"><text:soft-page-break/><text:span text:style-name="T28"><text:tab/></text:span><text:span text:style-name="T29">This </text:span><text:span text:style-name="T33">type of </text:span><text:span text:style-name="T29">research benefit</text:span><text:span text:style-name="T33">s the field of analytic philosophy </text:span><text:span text:style-name="T38">and</text:span><text:span text:style-name="T33"> academics </text:span><text:span text:style-name="T38">pertaining to natural language processing </text:span><text:span text:style-name="T33">due to the narrow focus of topics within the corpus. <text:s/>The classification of <text:s/>philosophical</text:span><text:span text:style-name="T34"> </text:span><text:span text:style-name="T33">texts using machine learning provides insights into the subtle nuances at the intersection of language, logic, </text:span><text:span text:style-name="T34">mind (knowledge), </text:span><text:span text:style-name="T33">and mathematics. <text:s/>It would not </text:span><text:span text:style-name="T35">be </text:span><text:span text:style-name="T33">unreasonable for an average reader to read these documents and </text:span><text:span text:style-name="T35">be without a definitive</text:span><text:span text:style-name="T33"> perspective as to which of the categories listed above </text:span><text:span text:style-name="T35">a text</text:span><text:span text:style-name="T33"> would most likely fall within. <text:s/></text:span><text:span text:style-name="T36">This leads to the second benefit </text:span><text:span text:style-name="T35">of this research </text:span><text:span text:style-name="T36">within academics, </text:span><text:span text:style-name="T35">where</text:span><text:span text:style-name="T36"> machine learning </text:span><text:span text:style-name="T34">classification </text:span><text:span text:style-name="T36">can provide insight into subtle nuances across texts as to the probability each </text:span><text:span text:style-name="T35">document </text:span><text:span text:style-name="T34">belongs within</text:span><text:span text:style-name="T36"> language, logic, or cognition, for example. <text:s/>Some texts may be labeled as a philosophy of language but contain expansive logical formulas representing words as symbols. <text:s/>This example </text:span><text:span text:style-name="T34">may</text:span><text:span text:style-name="T36"> </text:span><text:span text:style-name="T34">result in a</text:span><text:span text:style-name="T36"> classif</text:span><text:span text:style-name="T34">ication</text:span><text:span text:style-name="T36"> </text:span><text:span text:style-name="T34">prediction of</text:span><text:span text:style-name="T36"> 30% logic, 20% mathematics, and 50% language, which </text:span><text:span text:style-name="T39">can </text:span><text:span text:style-name="T36">help guide a </text:span><text:span text:style-name="T39">prospective</text:span><text:span text:style-name="T36"> reader who may be searching for a </text:span><text:span text:style-name="T37">document</text:span><text:span text:style-name="T36"> leaning more to </text:span><text:span text:style-name="T35">40% </text:span><text:span text:style-name="T36">mental cognition and </text:span><text:span text:style-name="T35">60% </text:span><text:span text:style-name="T36">language </text:span><text:span text:style-name="T35">focus</text:span><text:span text:style-name="T36">. <text:s/></text:span></text:p>
      <text:p text:style-name="P1"><text:span text:style-name="T54">Literature Review<text:line-break/></text:span></text:p>
      <text:p text:style-name="P53"><text:span text:style-name="T42"><text:tab/>There are no examples of this specific type of research known to th</text:span><text:span text:style-name="T52">e</text:span><text:span text:style-name="T42"> author, although </text:span><text:span text:style-name="T43">top </text:span><text:span text:style-name="T42">search result</text:span><text:span text:style-name="T43">s</text:span><text:span text:style-name="T42"> from </text:span><text:span text:style-name="T44">a</text:span><text:span text:style-name="T42">r</text:span><text:span text:style-name="T44">X</text:span><text:span text:style-name="T42">iv.org </text:span><text:span text:style-name="T43">using</text:span><text:span text:style-name="T42"> </text:span><text:span text:style-name="T43">queries:</text:span><text:span text:style-name="T42"> “philosophy of language”, “language processing philosophy texts”, “</text:span><text:span text:style-name="T43">classification of philosophy”</text:span><text:span text:style-name="T42"> within the CS ‘artificial intelligence’ and ‘computation and language’ categories </text:span><text:span text:style-name="T46">yield</text:span><text:span text:style-name="T52">s</text:span><text:span text:style-name="T46"> papers on “Computer Science and Metaphysics: A Cross-Fertilization” (Kirchner) and “Examining the rhetorical c</text:span><text:span text:style-name="T47">a</text:span><text:span text:style-name="T46">pacities of neural language models” (Zhu). <text:s/>However, these focus more </text:span><text:span text:style-name="T52">on</text:span><text:span text:style-name="T46"> computational approaches to traditional philosophical problems (e.g., </text:span><text:span text:style-name="T45">resolving </text:span><text:span text:style-name="T46">Plato’s proofs and Goedels ontological arguments) using theorems and not specifically ML coding (Kirchner), and language processing models interpretation of rhetoric using Rhetorical Structure Theory (RST). </text:span></text:p>
      <text:p text:style-name="P1"/>
      <text:p text:style-name="P1"><text:span text:style-name="T54">Methods<text:line-break/></text:span></text:p>
      <text:p text:style-name="P3"><text:span text:style-name="T56"><text:tab/>To comparatively evaluate the text classification performance, the corpus was prepared in advance removing stopwords (NTLK ‘english’), omitting all punctuation, word frequency </text:span><text:span text:style-name="T70">(</text:span><text:span text:style-name="T56">minimum </text:span><text:soft-page-break/><text:span text:style-name="T56">of 3 </text:span><text:span text:style-name="T70">occurrences) </text:span><text:span text:style-name="T56">within each document, and lowercase, non numeric filters. <text:s/>The corpus was originally viewed overall from an ‘expert analyst’ perspective to identify key terms, phrases, and prevalence across documents. <text:s/>A total of 6 distinct categories were identified using 55 keywords based on frequency and consistency across documents within the corpus: (1) logic, (2) mathematics, (3) language, (4) mind, (5) ontology, (6) ethics. <text:s/>The original corpus of 1,029 documents was extracted from the Stanford Philosophy of Encyclopedia using a web crawler retrieving article text from links 2 levels deep originating from the article entry of Ludwig Wittgenstein. <text:s/>Since the links included were based on related content, this ensured the </text:span><text:span text:style-name="T71">starting </text:span><text:span text:style-name="T56">corpus remained focus</text:span><text:span text:style-name="T71">ed</text:span><text:span text:style-name="T56"> on </text:span><text:span text:style-name="T71">closely </text:span><text:span text:style-name="T56">related philosophers and analytic philosophies. <text:s/>Further narrowing of the corpus was based on mentions of the 55 top keywords across the 6 categories, </text:span><text:span text:style-name="T57">where at least one of these keywords had to be in the top 5 frequency of each document. <text:s/>This resulted in a final corpus size of 546 documents with the following distributions:</text:span>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67">Documents by Classification Group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3">Mind: 141</text:p>
          </table:table-cell>
          <table:table-cell table:style-name="Table2.A2" office:value-type="string">
            <text:p text:style-name="P23">Logic: 84</text:p>
          </table:table-cell>
          <table:table-cell table:style-name="Table2.A2" office:value-type="string">
            <text:p text:style-name="P23">Ontology: 75</text:p>
          </table:table-cell>
          <table:table-cell table:style-name="Table2.A2" office:value-type="string">
            <text:p text:style-name="P23">Language: 72</text:p>
          </table:table-cell>
          <table:table-cell table:style-name="Table2.A2" office:value-type="string">
            <text:p text:style-name="P23">Mathematics: 66</text:p>
          </table:table-cell>
          <table:table-cell table:style-name="Table2.F2" office:value-type="string">
            <text:p text:style-name="P23">Ethics: 44</text:p>
          </table:table-cell>
        </table:table-row>
      </table:table>
      <text:p text:style-name="P3"/>
      <text:p text:style-name="P6"><text:span text:style-name="T7"><text:tab/></text:span><text:span text:style-name="T8">The corpus was then randomly split using </text:span><text:span text:style-name="T9">scikit-l</text:span><text:span text:style-name="T8">earn train test split function into a training set of 446 documents and test set of 100 documents. <text:s/></text:span><text:span text:style-name="T9">Here, the three methods of data preparation </text:span><text:span text:style-name="T12">for analysis </text:span><text:span text:style-name="T9">were conducted: <text:s/>(1) Analyst Judgment: document text converted to numerical frequency vectors using scikit learn CountVectorizer function filtered for the vocabulary of the most relevant keywords. <text:s/>(2) TF-IDF: scikit-learn TfidfVectorizer fit on the full text set with a limiting vector vocabulary of top </text:span><text:span text:style-name="T16">2,</text:span><text:span text:style-name="T48">893</text:span><text:span text:style-name="T9"> features. <text:s/>This vector length </text:span><text:span text:style-name="T16">also </text:span><text:span text:style-name="T9">ensured all words listed in approach 1 were included for a fair comparison. <text:s/>(3) <text:s/>Neural network embedding using Doc2Vec from gensim package with comparison vector dimensions </text:span><text:span text:style-name="T13">train</text:span><text:span text:style-name="T16">ed</text:span><text:span text:style-name="T13"> on 50 epochs each</text:span><text:span text:style-name="T9">.</text:span></text:p>
      <text:p text:style-name="P7"><text:span text:style-name="T9"><text:tab/></text:span><text:span text:style-name="T10">Lastly, machine learning approach of random forest from scikit-learn and deep learning Convolutional Neural Network classification algorithms were run to provide a comparison across data </text:span><text:soft-page-break/><text:span text:style-name="T10">setup approaches as well as model prediction performance. <text:s/></text:span><text:span text:style-name="T11">The same random forest classifier was used across all 3 </text:span><text:span text:style-name="T15">data pre-processing methods </text:span><text:span text:style-name="T16">which included </text:span><text:span text:style-name="T11">100 estimators with max depth of 10. <text:s/></text:span><text:span text:style-name="T16">To consistently compare across pre-processing approaches, a factorial design comparing vector lengths of 50, 150, and 200 was run for the count vectorizer, TF-IDF, and Doc2Vec methods. <text:s/></text:span><text:span text:style-name="T14">A single</text:span><text:span text:style-name="T11"> CNN </text:span><text:span text:style-name="T14">was</text:span><text:span text:style-name="T11"> run </text:span><text:span text:style-name="T14">to provide an additional point of comparison, </text:span><text:span text:style-name="T15">with the vocabulary size of 2,893 (to ensure all top key words identified from the analyst approach were included) </text:span><text:span text:style-name="T14">consisting of a design with layers of: </text:span><text:span text:style-name="T11">Conv1D</text:span><text:span text:style-name="T14">(128,8)</text:span><text:span text:style-name="T11">, MaxPooling</text:span><text:span text:style-name="T14">1D(2)</text:span><text:span text:style-name="T11">, Flatten, Dense</text:span><text:span text:style-name="T14">(64), Dense(6)</text:span><text:span text:style-name="T11"> layers </text:span><text:span text:style-name="T14">with softmax activation, categorical cross entropy loss and adam optimizer for 10 epochs</text:span><text:span text:style-name="T11">.</text:span></text:p>
      <text:p text:style-name="P31">Results</text:p>
      <text:p text:style-name="P56"><text:span text:style-name="T58"><text:s/></text:span><text:span text:style-name="T62"><text:tab/>Each model was evaluated on F1 score incorporating harmonic mean of precision and recall </text:span><text:span text:style-name="T67">across the 6 classification groups. <text:s/>The top performing model was the analyst identified keywords random forest with a F1 score of 0.778. <text:s/>The modified vocabulary (min 50 occurrences across entire corpus), TF-IDF, and Doc2Vec 50 Dim were all similar in performance, with F1 scores of around 0.65. <text:s/>Lastly was the basic CNN which scored 0.62 F1 </text:span><text:span text:style-name="T72">score</text:span><text:span text:style-name="T67">. <text:s/></text:span><text:span text:style-name="T60">*</text:span><text:span text:style-name="T61">Full results are included in the appendix.</text:span></text:p>
      <text:p text:style-name="P56"><text:span text:style-name="T68"><text:tab/></text:span><text:span text:style-name="T74">I</text:span><text:span text:style-name="T68">n terms of factorial design comparison of the count, TF-IDF, and Doc2Vec vectors, higher dimensionality typically resulted in lower performance. <text:s/></text:span><text:span text:style-name="T74">Limiting vector dimensionality severely hindered the count vectorizer and TF-IDF approaches when compared against the full vectorization of the corpus as a whole. <text:s/>Count vectorizer and TF-IDF only reached a F1 score of .30 and .37, respectively when restricting vectors to 50 dimensions*. </text:span></text:p>
      <text:p text:style-name="P32">Conclusions</text:p>
      <text:p text:style-name="P54"><text:span text:style-name="T73"><text:tab/>It is possible that bias was introduced with the analyst based approach, since top keywords were used to both filter the corpus and define individual categories. <text:s/>As a result, this should be considered primarily from a benchmarking perspective and primary focus given to the machine and deep learning approaches. <text:s/>With regards to the CNN, the model quickly reached training accuracy of 100% at 10 </text:span><text:soft-page-break/><text:span text:style-name="T73">epochs, suggesting the model was quick to fit and thus overfit. <text:s/>It is likely that a more developed model introducing dropout or modification of layers, individual neurons may yield improved results. <text:s/></text:span></text:p>
      <text:p text:style-name="P54"><text:tab/><text:span text:style-name="T75">In summary, dimensionality plays an important role regardless of the data pre-processing approach used. <text:s text:c="2"/>Focusing on top keywords in isolate can return strong scores, but this also requires the greatest level of manual effort on behalf of the researcher. <text:s/></text:span><text:span text:style-name="T76">The four approaches performed comparably and it is expected that further refinement of random forest or CNN model parameters can improve prediction accuracy further. 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60"><text:span text:style-name="T50">References:</text:span></text:p>
      <text:p text:style-name="P62"><text:span text:style-name="T53">K</text:span><text:span text:style-name="T6">irchner, Daniel, Benzmuller, Christoph, Zalta, Edward. <text:s/>Computer Science and Metaphysics: A Cross-Fertilization. <text:s/>August 11, 2019</text:span></text:p>
      <text:p text:style-name="P61"><text:span text:style-name="T53"/></text:p>
      <text:p text:style-name="P61"><text:span text:style-name="T53">Zalta, Edward. <text:s/></text:span><text:span text:style-name="T6">Stanford Encyclopedia of Philosophy. <text:s/>The Metaphysics Research Lab, Stanford CA. https://plato.stanford.edu/cite.html</text:span></text:p>
      <text:p text:style-name="P60"/>
      <text:p text:style-name="P62"><text:span text:style-name="T6">Zhu, Zining, Abdalla, Mohamed, Rudzicz, Frank. <text:s/>Examining the rhetorical capacities of neural language models. <text:s/>October 4 2020</text:span></text:p>
      <text:p text:style-name="P62"><text:span text:style-name="T6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pan text:style-name="T50"/></text:p>
      <text:p text:style-name="P60"><text:soft-page-break/><text:span text:style-name="T50"/></text:p>
      <text:p text:style-name="P58"><text:span text:style-name="T50">Appendix</text:span></text:p>
      <text:p text:style-name="P33"/>
      <text:p text:style-name="P4"><text:span text:style-name="T58">T</text:span><text:span text:style-name="T64">op Performing Model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Corpus Preprocessing*</text:p>
          </table:table-cell>
          <table:table-cell table:style-name="Table3.A1" office:value-type="string">
            <text:p text:style-name="P13">Classification Model</text:p>
          </table:table-cell>
          <table:table-cell table:style-name="Table3.C1" office:value-type="string">
            <text:p text:style-name="P13">F1 Score</text:p>
          </table:table-cell>
        </table:table-row>
        <table:table-row>
          <table:table-cell table:style-name="Table3.A4" office:value-type="string">
            <text:p text:style-name="P24"><text:span text:style-name="T59">Analyst </text:span><text:span text:style-name="T63">Keyword </text:span><text:span text:style-name="T66">Count Vectors</text:span></text:p>
          </table:table-cell>
          <table:table-cell table:style-name="Table3.B2" office:value-type="string">
            <text:p text:style-name="P26">Random Forest</text:p>
          </table:table-cell>
          <table:table-cell table:style-name="Table3.C4" office:value-type="string">
            <text:p text:style-name="P27"><text:span text:style-name="T59">0</text:span>.<text:span text:style-name="T59">778</text:span></text:p>
          </table:table-cell>
        </table:table-row>
        <table:table-row>
          <table:table-cell table:style-name="Table3.A4" office:value-type="string">
            <text:p text:style-name="P28"><text:span text:style-name="T66">Modified</text:span> <text:span text:style-name="T66">Vocabulary Count Vectors</text:span></text:p>
          </table:table-cell>
          <table:table-cell table:style-name="Table3.B2" office:value-type="string">
            <text:p text:style-name="P29">Random Forest</text:p>
          </table:table-cell>
          <table:table-cell table:style-name="Table3.C4" office:value-type="string">
            <text:p text:style-name="P29">0.659</text:p>
          </table:table-cell>
        </table:table-row>
        <table:table-row>
          <table:table-cell table:style-name="Table3.A4" office:value-type="string">
            <text:p text:style-name="P24"><text:span text:style-name="T59">TF-IDF </text:span><text:span text:style-name="T66">Modified Vocabulary</text:span></text:p>
          </table:table-cell>
          <table:table-cell table:style-name="Table3.B2" office:value-type="string">
            <text:p text:style-name="P26">Random Forest</text:p>
          </table:table-cell>
          <table:table-cell table:style-name="Table3.C4" office:value-type="string">
            <text:p text:style-name="P26">0.<text:span text:style-name="T63">654</text:span></text:p>
          </table:table-cell>
        </table:table-row>
        <table:table-row>
          <table:table-cell table:style-name="Table3.A5" office:value-type="string">
            <text:p text:style-name="P25">Doc2Vec 50 Dim</text:p>
          </table:table-cell>
          <table:table-cell table:style-name="Table3.B2" office:value-type="string">
            <text:p text:style-name="P26">Random Forest</text:p>
          </table:table-cell>
          <table:table-cell table:style-name="Table3.C5" office:value-type="string">
            <text:p text:style-name="P26">0.651</text:p>
          </table:table-cell>
        </table:table-row>
        <table:table-row>
          <table:table-cell table:style-name="Table3.A6" office:value-type="string">
            <text:p text:style-name="P25">Keras Tokenizer w/Padding</text:p>
          </table:table-cell>
          <table:table-cell table:style-name="Table3.B2" office:value-type="string">
            <text:p text:style-name="P26">Convolutional Neural Net</text:p>
          </table:table-cell>
          <table:table-cell table:style-name="Table3.C6" office:value-type="string">
            <text:p text:style-name="P26">0.62</text:p>
          </table:table-cell>
        </table:table-row>
      </table:table>
      <text:p text:style-name="P5">*<text:span text:style-name="T65">Full factorial design of 50, 150, 200 Dim </text:span><text:span text:style-name="T66">for Count, TF-IDF, and Doc2Vec </text:span><text:span text:style-name="T65">available in appendix</text:span></text:p>
      <text:p text:style-name="P3"/>
      <text:p text:style-name="P34"/>
      <text:p text:style-name="P36">Factorial Design Across 50, 150, 200 Vector Length Dimensions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4">Corpus Preprocessing</text:p>
          </table:table-cell>
          <table:table-cell table:style-name="Table4.A1" office:value-type="string">
            <text:p text:style-name="P65">N Dim</text:p>
          </table:table-cell>
          <table:table-cell table:style-name="Table4.C1" office:value-type="string">
            <text:p text:style-name="P64">F1 Score</text:p>
          </table:table-cell>
        </table:table-row>
        <table:table-row>
          <table:table-cell table:style-name="Table4.A2" table:number-rows-spanned="3" office:value-type="string">
            <text:p text:style-name="P68"><text:span text:style-name="T63">C</text:span>ount Vectorizer</text:p>
          </table:table-cell>
          <table:table-cell table:style-name="Table4.A2" office:value-type="string">
            <text:p text:style-name="P69">50</text:p>
          </table:table-cell>
          <table:table-cell table:style-name="Table4.C2" office:value-type="string">
            <text:p text:style-name="P69">0.303</text:p>
          </table:table-cell>
        </table:table-row>
        <table:table-row>
          <table:covered-table-cell/>
          <table:table-cell table:style-name="Table4.A2" office:value-type="string">
            <text:p text:style-name="P69">150</text:p>
          </table:table-cell>
          <table:table-cell table:style-name="Table4.C2" office:value-type="string">
            <text:p text:style-name="P69">0.1</text:p>
          </table:table-cell>
        </table:table-row>
        <table:table-row>
          <table:covered-table-cell/>
          <table:table-cell table:style-name="Table4.A2" office:value-type="string">
            <text:p text:style-name="P69">200</text:p>
          </table:table-cell>
          <table:table-cell table:style-name="Table4.C2" office:value-type="string">
            <text:p text:style-name="P69">0.128</text:p>
          </table:table-cell>
        </table:table-row>
        <table:table-row>
          <table:table-cell table:style-name="Table4.A2" table:number-rows-spanned="3" office:value-type="string">
            <text:p text:style-name="P68">TF-IDF</text:p>
          </table:table-cell>
          <table:table-cell table:style-name="Table4.A2" office:value-type="string">
            <text:p text:style-name="P69">50</text:p>
          </table:table-cell>
          <table:table-cell table:style-name="Table4.C2" office:value-type="string">
            <text:p text:style-name="P69">0.365</text:p>
          </table:table-cell>
        </table:table-row>
        <table:table-row>
          <table:covered-table-cell/>
          <table:table-cell table:style-name="Table4.A2" office:value-type="string">
            <text:p text:style-name="P69">150</text:p>
          </table:table-cell>
          <table:table-cell table:style-name="Table4.C2" office:value-type="string">
            <text:p text:style-name="P69">0.112</text:p>
          </table:table-cell>
        </table:table-row>
        <table:table-row>
          <table:covered-table-cell/>
          <table:table-cell table:style-name="Table4.A2" office:value-type="string">
            <text:p text:style-name="P69">200</text:p>
          </table:table-cell>
          <table:table-cell table:style-name="Table4.C2" office:value-type="string">
            <text:p text:style-name="P69">0.083</text:p>
          </table:table-cell>
        </table:table-row>
        <table:table-row>
          <table:table-cell table:style-name="Table4.A2" table:number-rows-spanned="3" office:value-type="string">
            <text:p text:style-name="P68">Doc2Vec</text:p>
          </table:table-cell>
          <table:table-cell table:style-name="Table4.A2" office:value-type="string">
            <text:p text:style-name="P69">50</text:p>
          </table:table-cell>
          <table:table-cell table:style-name="Table4.C2" office:value-type="string">
            <text:p text:style-name="P69">0.651</text:p>
          </table:table-cell>
        </table:table-row>
        <table:table-row>
          <table:covered-table-cell/>
          <table:table-cell table:style-name="Table4.A2" office:value-type="string">
            <text:p text:style-name="P69">150</text:p>
          </table:table-cell>
          <table:table-cell table:style-name="Table4.C2" office:value-type="string">
            <text:p text:style-name="P69">0.528</text:p>
          </table:table-cell>
        </table:table-row>
        <table:table-row>
          <table:covered-table-cell/>
          <table:table-cell table:style-name="Table4.A2" office:value-type="string">
            <text:p text:style-name="P69">200</text:p>
          </table:table-cell>
          <table:table-cell table:style-name="Table4.C2" office:value-type="string">
            <text:p text:style-name="P69">0.583</text:p>
          </table:table-cell>
        </table:table-row>
      </table:table>
      <text:p text:style-name="P42"/>
      <text:p text:style-name="P3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7"/>
      <text:p text:style-name="P37"/>
      <text:p text:style-name="P37">Analyst Judgment (counts) vs. TF-IDF using random display of 8 top words (of 55) against 4 documents</text:p>
      <text:p text:style-name="P40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C"/>
        <table:table-column table:style-name="Table1.F"/>
        <table:table-column table:style-name="Table1.I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Word</text:p>
          </table:table-cell>
          <table:table-cell table:style-name="Table1.A1" office:value-type="string">
            <text:p text:style-name="P10">Logic</text:p>
          </table:table-cell>
          <table:table-cell table:style-name="Table1.A1" office:value-type="string">
            <text:p text:style-name="P11">Mental</text:p>
          </table:table-cell>
          <table:table-cell table:style-name="Table1.A1" office:value-type="string">
            <text:p text:style-name="P10">Proposition</text:p>
          </table:table-cell>
          <table:table-cell table:style-name="Table1.A1" office:value-type="string">
            <text:p text:style-name="P11">Knowledge</text:p>
          </table:table-cell>
          <table:table-cell table:style-name="Table1.A1" office:value-type="string">
            <text:p text:style-name="P11">Language</text:p>
          </table:table-cell>
          <table:table-cell table:style-name="Table1.A1" office:value-type="string">
            <text:p text:style-name="P12">Thought</text:p>
          </table:table-cell>
          <table:table-cell table:style-name="Table1.I1" office:value-type="string">
            <text:p text:style-name="P11"><text:span text:style-name="T1">P</text:span>roof</text:p>
          </table:table-cell>
        </table:table-row>
        <table:table-row table:style-name="Table1.2">
          <table:table-cell table:style-name="Table1.A2" table:number-columns-spanned="9" office:value-type="string">
            <text:p text:style-name="P14">Mental Imagery: Imagery in Cognitive Sci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office:value-type="string">
            <text:p text:style-name="P16">Analyst Judgment</text:p>
          </table:table-cell>
          <table:table-cell table:style-name="Table1.B3" office:value-type="string">
            <text:p text:style-name="P17">5</text:p>
          </table:table-cell>
          <table:table-cell table:style-name="Table1.C6" office:value-type="string">
            <text:p text:style-name="P17">0</text:p>
          </table:table-cell>
          <table:table-cell table:style-name="Table1.D3" office:value-type="string">
            <text:p text:style-name="P17">83*</text:p>
          </table:table-cell>
          <table:table-cell table:style-name="Table1.E6" office:value-type="string">
            <text:p text:style-name="P17">3</text:p>
          </table:table-cell>
          <table:table-cell table:style-name="Table1.F3" office:value-type="string">
            <text:p text:style-name="P17">5</text:p>
          </table:table-cell>
          <table:table-cell table:style-name="Table1.G3" office:value-type="string">
            <text:p text:style-name="P17">16</text:p>
          </table:table-cell>
          <table:table-cell table:style-name="Table1.H3" office:value-type="string">
            <text:p text:style-name="P18">13</text:p>
          </table:table-cell>
          <table:table-cell table:style-name="Table1.I3" office:value-type="string">
            <text:p text:style-name="P17">1</text:p>
          </table:table-cell>
        </table:table-row>
        <table:table-row table:style-name="Table1.2">
          <table:table-cell table:style-name="Table1.A6" office:value-type="string">
            <text:p text:style-name="P16">Tf-Idf</text:p>
          </table:table-cell>
          <table:table-cell table:style-name="Table1.B4" office:value-type="string">
            <text:p text:style-name="P19">0.01</text:p>
          </table:table-cell>
          <table:table-cell table:style-name="Table1.C6" office:value-type="string">
            <text:p text:style-name="P19">0.0</text:p>
          </table:table-cell>
          <table:table-cell table:style-name="Table1.D4" office:value-type="string">
            <text:p text:style-name="P19">0.14</text:p>
          </table:table-cell>
          <table:table-cell table:style-name="Table1.E6" office:value-type="string">
            <text:p text:style-name="P19">0.005</text:p>
          </table:table-cell>
          <table:table-cell table:style-name="Table1.F4" office:value-type="string">
            <text:p text:style-name="P19">0.009</text:p>
          </table:table-cell>
          <table:table-cell table:style-name="Table1.G4" office:value-type="string">
            <text:p text:style-name="P19">0.024</text:p>
          </table:table-cell>
          <table:table-cell table:style-name="Table1.H4" office:value-type="string">
            <text:p text:style-name="P19">0.0<text:span text:style-name="T4">18</text:span></text:p>
          </table:table-cell>
          <table:table-cell table:style-name="Table1.I4" office:value-type="string">
            <text:p text:style-name="P19">0.002</text:p>
          </table:table-cell>
        </table:table-row>
        <table:table-row table:style-name="Table1.2">
          <table:table-cell table:style-name="Table1.A2" table:number-columns-spanned="9" office:value-type="string">
            <text:p text:style-name="P14">The Language of Thought Hypothesis: Mental Langu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office:value-type="string">
            <text:p text:style-name="P16">Analyst Judgment</text:p>
          </table:table-cell>
          <table:table-cell table:style-name="Table1.B6" office:value-type="string">
            <text:p text:style-name="P17">4</text:p>
          </table:table-cell>
          <table:table-cell table:style-name="Table1.C6" office:value-type="string">
            <text:p text:style-name="P17">4</text:p>
          </table:table-cell>
          <table:table-cell table:style-name="Table1.D6" office:value-type="string">
            <text:p text:style-name="P17">61*</text:p>
          </table:table-cell>
          <table:table-cell table:style-name="Table1.E6" office:value-type="string">
            <text:p text:style-name="P17">18</text:p>
          </table:table-cell>
          <table:table-cell table:style-name="Table1.F6" office:value-type="string">
            <text:p text:style-name="P17">0</text:p>
          </table:table-cell>
          <table:table-cell table:style-name="Table1.G6" office:value-type="string">
            <text:p text:style-name="P17">9</text:p>
          </table:table-cell>
          <table:table-cell table:style-name="Table1.H6" office:value-type="string">
            <text:p text:style-name="P18">6</text:p>
          </table:table-cell>
          <table:table-cell table:style-name="Table1.I6" office:value-type="string">
            <text:p text:style-name="P17">0</text:p>
          </table:table-cell>
        </table:table-row>
        <table:table-row table:style-name="Table1.2">
          <table:table-cell table:style-name="Table1.A7" office:value-type="string">
            <text:p text:style-name="P16">Tf-Idf</text:p>
          </table:table-cell>
          <table:table-cell table:style-name="Table1.B7" office:value-type="string">
            <text:p text:style-name="P19">0.03</text:p>
          </table:table-cell>
          <table:table-cell table:style-name="Table1.C7" office:value-type="string">
            <text:p text:style-name="P19">0.03</text:p>
          </table:table-cell>
          <table:table-cell table:style-name="Table1.D7" office:value-type="string">
            <text:p text:style-name="P19">0.48</text:p>
          </table:table-cell>
          <table:table-cell table:style-name="Table1.E7" office:value-type="string">
            <text:p text:style-name="P19">0.0</text:p>
          </table:table-cell>
          <table:table-cell table:style-name="Table1.F7" office:value-type="string">
            <text:p text:style-name="P19">0.09</text:p>
          </table:table-cell>
          <table:table-cell table:style-name="Table1.G7" office:value-type="string">
            <text:p text:style-name="P19">0.06</text:p>
          </table:table-cell>
          <table:table-cell table:style-name="Table1.H7" office:value-type="string">
            <text:p text:style-name="P19">0.0<text:span text:style-name="T4">4</text:span></text:p>
          </table:table-cell>
          <table:table-cell table:style-name="Table1.I7" office:value-type="string">
            <text:p text:style-name="P19">0.0</text:p>
          </table:table-cell>
        </table:table-row>
        <table:table-row table:style-name="Table1.2">
          <table:table-cell table:style-name="Table1.A2" table:number-columns-spanned="9" office:value-type="string">
            <text:p text:style-name="P22"><text:span text:style-name="T3">L</text:span><text:span text:style-name="T2">ogic and Artificial Intelligence: Reasoning about Action and Chang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9" office:value-type="string">
            <text:p text:style-name="P16">Analyst Judgment</text:p>
          </table:table-cell>
          <table:table-cell table:style-name="Table1.B9" office:value-type="string">
            <text:p text:style-name="P20">4</text:p>
          </table:table-cell>
          <table:table-cell table:style-name="Table1.C9" office:value-type="string">
            <text:p text:style-name="P20">44*</text:p>
          </table:table-cell>
          <table:table-cell table:style-name="Table1.D9" office:value-type="string">
            <text:p text:style-name="P20">0</text:p>
          </table:table-cell>
          <table:table-cell table:style-name="Table1.E9" office:value-type="string">
            <text:p text:style-name="P20">6</text:p>
          </table:table-cell>
          <table:table-cell table:style-name="Table1.F9" office:value-type="string">
            <text:p text:style-name="P20">1</text:p>
          </table:table-cell>
          <table:table-cell table:style-name="Table1.G9" office:value-type="string">
            <text:p text:style-name="P20">16</text:p>
          </table:table-cell>
          <table:table-cell table:style-name="Table1.H9" office:value-type="string">
            <text:p text:style-name="P18">2</text:p>
          </table:table-cell>
          <table:table-cell table:style-name="Table1.I9" office:value-type="string">
            <text:p text:style-name="P20">0</text:p>
          </table:table-cell>
        </table:table-row>
        <table:table-row table:style-name="Table1.2">
          <table:table-cell table:style-name="Table1.A10" office:value-type="string">
            <text:p text:style-name="P16">Tf-Idf</text:p>
          </table:table-cell>
          <table:table-cell table:style-name="Table1.B10" office:value-type="string">
            <text:p text:style-name="P19">0.01</text:p>
          </table:table-cell>
          <table:table-cell table:style-name="Table1.C10" office:value-type="string">
            <text:p text:style-name="P19">0.17</text:p>
          </table:table-cell>
          <table:table-cell table:style-name="Table1.D10" office:value-type="string">
            <text:p text:style-name="P19">0.0</text:p>
          </table:table-cell>
          <table:table-cell table:style-name="Table1.E10" office:value-type="string">
            <text:p text:style-name="P19">0.02</text:p>
          </table:table-cell>
          <table:table-cell table:style-name="Table1.F10" office:value-type="string">
            <text:p text:style-name="P19">0.004</text:p>
          </table:table-cell>
          <table:table-cell table:style-name="Table1.G10" office:value-type="string">
            <text:p text:style-name="P19">0.06</text:p>
          </table:table-cell>
          <table:table-cell table:style-name="Table1.H10" office:value-type="string">
            <text:p text:style-name="P19">0.0<text:span text:style-name="T4">07</text:span></text:p>
          </table:table-cell>
          <table:table-cell table:style-name="Table1.I10" office:value-type="string">
            <text:p text:style-name="P19">0.006</text:p>
          </table:table-cell>
        </table:table-row>
        <table:table-row table:style-name="Table1.2">
          <table:table-cell table:style-name="Table1.A2" table:number-columns-spanned="9" office:value-type="string">
            <text:p text:style-name="P15">Private Language: The Private Language Argument Expound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2" office:value-type="string">
            <text:p text:style-name="P16">Analyst Judgment</text:p>
          </table:table-cell>
          <table:table-cell table:style-name="Table1.B12" office:value-type="string">
            <text:p text:style-name="P18">8</text:p>
          </table:table-cell>
          <table:table-cell table:style-name="Table1.C12" office:value-type="string">
            <text:p text:style-name="P18">0</text:p>
          </table:table-cell>
          <table:table-cell table:style-name="Table1.D12" office:value-type="string">
            <text:p text:style-name="P18">2</text:p>
          </table:table-cell>
          <table:table-cell table:style-name="Table1.E12" office:value-type="string">
            <text:p text:style-name="P18">0</text:p>
          </table:table-cell>
          <table:table-cell table:style-name="Table1.F12" office:value-type="string">
            <text:p text:style-name="P18">1</text:p>
          </table:table-cell>
          <table:table-cell table:style-name="Table1.G12" office:value-type="string">
            <text:p text:style-name="P18">32*</text:p>
          </table:table-cell>
          <table:table-cell table:style-name="Table1.H12" office:value-type="string">
            <text:p text:style-name="P18">1</text:p>
          </table:table-cell>
          <table:table-cell table:style-name="Table1.I12" office:value-type="string">
            <text:p text:style-name="P18">1</text:p>
          </table:table-cell>
        </table:table-row>
        <table:table-row table:style-name="Table1.2">
          <table:table-cell table:style-name="Table1.A13" office:value-type="string">
            <text:p text:style-name="P16">Tf-Idf</text:p>
          </table:table-cell>
          <table:table-cell table:style-name="Table1.B13" office:value-type="string">
            <text:p text:style-name="P21">0.04</text:p>
          </table:table-cell>
          <table:table-cell table:style-name="Table1.C13" office:value-type="string">
            <text:p text:style-name="P21">0.0</text:p>
          </table:table-cell>
          <table:table-cell table:style-name="Table1.D13" office:value-type="string">
            <text:p text:style-name="P21">0.013</text:p>
          </table:table-cell>
          <table:table-cell table:style-name="Table1.E13" office:value-type="string">
            <text:p text:style-name="P21">0.0</text:p>
          </table:table-cell>
          <table:table-cell table:style-name="Table1.F13" office:value-type="string">
            <text:p text:style-name="P21">0.007</text:p>
          </table:table-cell>
          <table:table-cell table:style-name="Table1.G13" office:value-type="string">
            <text:p text:style-name="P21">0.18</text:p>
          </table:table-cell>
          <table:table-cell table:style-name="Table1.H13" office:value-type="string">
            <text:p text:style-name="P21">0.005</text:p>
          </table:table-cell>
          <table:table-cell table:style-name="Table1.I13" office:value-type="string">
            <text:p text:style-name="P21">0.008</text:p>
          </table:table-cell>
        </table:table-row>
      </table:table>
      <text:p text:style-name="P1">* <text:span text:style-name="T5">Most frequently used word in document</text:span></text:p>
      <text:p text:style-name="P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40:48.646918454</meta:creation-date>
    <dc:date>2020-10-20T11:17:21.552957337</dc:date>
    <meta:editing-duration>PT4H47M25S</meta:editing-duration>
    <meta:editing-cycles>79</meta:editing-cycles>
    <meta:generator>LibreOffice/6.4.6.2$Linux_X86_64 LibreOffice_project/40$Build-2</meta:generator>
    <meta:document-statistic meta:table-count="4" meta:image-count="0" meta:object-count="0" meta:page-count="9" meta:paragraph-count="165" meta:word-count="1658" meta:character-count="11103" meta:non-whitespace-character-count="9539"/>
  </office:meta>
</office:document-meta>
</file>